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9.148cm" fo:min-width="7.628cm"/>
    </style:style>
    <style:style style:name="gr2" style:family="graphic" style:parent-style-name="standard">
      <style:graphic-properties draw:textarea-horizontal-align="justify" draw:textarea-vertical-align="middle" draw:auto-grow-height="false" fo:min-height="7.624cm" fo:min-width="8.8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9cm" fo:min-width="5.248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111111" draw:fill-color="#ffffff" draw:textarea-horizontal-align="justify" draw:textarea-vertical-align="middle" draw:auto-grow-height="false" fo:min-height="12.196cm" fo:min-width="19.566cm"/>
    </style:style>
    <style:style style:name="gr11" style:family="graphic" style:parent-style-name="standard">
      <style:graphic-properties draw:textarea-horizontal-align="justify" draw:textarea-vertical-align="middle" draw:auto-grow-height="false" fo:min-height="11.688cm" fo:min-width="19.058cm"/>
    </style:style>
    <style:style style:name="gr12" style:family="graphic" style:parent-style-name="standard">
      <style:graphic-properties svg:stroke-color="#ffffff" draw:fill-color="#5983b0" draw:textarea-horizontal-align="justify" draw:textarea-vertical-align="middle" draw:auto-grow-height="false" fo:min-height="0.871cm" fo:min-width="16.77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7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512cm" fo:min-width="4.072cm"/>
      <style:paragraph-properties style:writing-mode="lr-tb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0.512cm" fo:min-width="1.278cm"/>
      <style:paragraph-properties style:writing-mode="lr-tb"/>
    </style:style>
    <style:style style:name="gr19" style:family="graphic" style:parent-style-name="standard">
      <style:graphic-properties draw:fill-color="#eeeeee" draw:textarea-horizontal-align="justify" draw:textarea-vertical-align="middle" draw:auto-grow-height="false" fo:min-height="0.512cm" fo:min-width="5.342cm"/>
      <style:paragraph-properties style:writing-mode="lr-tb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0.512cm" fo:min-width="4.072cm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0.512cm" fo:min-width="1.786cm"/>
      <style:paragraph-properties style:writing-mode="lr-tb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0.512cm" fo:min-width="0.262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512cm" fo:min-width="0.26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1.688cm" fo:min-width="10.422cm"/>
    </style:style>
    <style:style style:name="gr26" style:family="graphic" style:parent-style-name="standard">
      <style:graphic-properties draw:textarea-horizontal-align="justify" draw:textarea-vertical-align="middle" draw:auto-grow-height="false" fo:min-height="6.1cm" fo:min-width="8.644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512cm" fo:min-width="6.358cm"/>
    </style:style>
    <style:style style:name="gr28" style:family="graphic" style:parent-style-name="standard">
      <style:graphic-properties draw:fill-color="#eeeeee" draw:textarea-horizontal-align="justify" draw:textarea-vertical-align="middle" draw:auto-grow-height="false" fo:min-height="0.766cm" fo:min-width="1.024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5983b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style:text-line-through-style="solid" style:text-line-through-type="single"/>
    </style:style>
    <style:style style:name="P8" style:family="paragraph">
      <loext:graphic-properties draw:fill-color="#eeeeee"/>
      <style:paragraph-properties fo:text-align="center"/>
      <style:text-properties style:text-line-through-style="solid" style:text-line-through-type="single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8.128cm" svg:height="9.398cm" svg:x="18.542cm" svg:y="2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398cm" svg:height="7.874cm" svg:x="4.064cm" svg:y="2.79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88cm" svg:height="3.095cm" svg:x="4.572cm" svg:y="3.302cm">
          <draw:text-box>
            <text:p>Shopping list:</text:p>
            <text:p>*Toapapper</text:p>
            <text:p>*Smör</text:p>
            <text:p>*Mjölk</text:p>
          </draw:text-box>
        </draw:frame>
        <draw:frame draw:style-name="gr4" draw:text-style-name="P2" draw:layer="layout" svg:width="8.636cm" svg:height="1.673cm" svg:x="4.064cm" svg:y="0.816cm">
          <draw:text-box>
            <text:p>Add to list:</text:p>
            <text:p><text:span text:style-name="T1">Item</text:span></text:p>
          </draw:text-box>
        </draw:frame>
        <draw:frame draw:style-name="gr5" draw:text-style-name="P2" xml:id="id1" draw:id="id1" draw:layer="layout" svg:width="1.524cm" svg:height="0.962cm" svg:x="8.128cm" svg:y="1.629cm">
          <draw:text-box>
            <text:p>OK</text:p>
          </draw:text-box>
        </draw:frame>
        <draw:custom-shape draw:style-name="gr6" draw:text-style-name="P1" draw:layer="layout" svg:width="8.128cm" svg:height="0.762cm" svg:x="18.542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8.128cm" svg:height="0.762cm" svg:x="18.542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9.652cm" svg:y1="2.11cm" svg:x2="18.542cm" svg:y2="6.985cm" draw:start-shape="id1" draw:start-glue-point="1" draw:end-shape="id2" svg:d="M9652 2110h4445v4875h4445" svg:viewBox="0 0 8891 4876">
          <text:p/>
        </draw:connector>
        <draw:frame draw:style-name="gr4" draw:text-style-name="P2" draw:layer="layout" svg:width="7.366cm" svg:height="1.673cm" svg:x="19.05cm" svg:y="3.302cm">
          <draw:text-box>
            <text:p>ID, Item, amount, date_added, bought</text:p>
          </draw:text-box>
        </draw:frame>
        <draw:frame draw:style-name="gr5" draw:text-style-name="P2" xml:id="id3" draw:id="id3" draw:layer="layout" svg:width="1.016cm" svg:height="0.962cm" svg:x="8.89cm" svg:y="4.064cm">
          <draw:text-box>
            <text:p>X</text:p>
          </draw:text-box>
        </draw:frame>
        <draw:frame draw:style-name="gr8" draw:text-style-name="P2" draw:layer="layout" svg:width="1.27cm" svg:height="1.47cm" svg:x="8.89cm" svg:y="4.927cm">
          <draw:text-box>
            <text:p>X</text:p>
          </draw:text-box>
        </draw:frame>
        <draw:frame draw:style-name="gr8" draw:text-style-name="P2" draw:layer="layout" svg:width="1.27cm" svg:height="1.47cm" svg:x="8.89cm" svg:y="5.642cm">
          <draw:text-box>
            <text:p>X</text:p>
          </draw:text-box>
        </draw:frame>
        <draw:connector draw:style-name="gr7" draw:text-style-name="P1" draw:layer="layout" svg:x1="9.906cm" svg:y1="4.545cm" svg:x2="18.542cm" svg:y2="6.985cm" draw:start-shape="id3" draw:start-glue-point="1" draw:end-shape="id2" svg:d="M9906 4545h4318v2440h4318" svg:viewBox="0 0 8637 2441">
          <text:p/>
        </draw:connector>
        <draw:frame draw:style-name="gr5" draw:text-style-name="P2" draw:layer="layout" svg:width="6.604cm" svg:height="0.962cm" svg:x="19.05cm" svg:y="6.35cm">
          <draw:text-box>
            <text:p>Bought=True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0" draw:text-style-name="P4" draw:layer="layout" svg:width="20.066cm" svg:height="12.446cm" svg:x="1.778cm" svg:y="1.5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9.558cm" svg:height="11.938cm" svg:x="2.032cm" svg:y="1.7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7.272cm" svg:height="1.121cm" svg:x="2.286cm" svg:y="4.3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7.272cm" svg:height="1.121cm" svg:x="2.286cm" svg:y="5.483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9.144cm" svg:height="0.962cm" svg:x="2.794cm" svg:y="2.34cm">
          <draw:text-box>
            <text:p>Shopping list</text:p>
          </draw:text-box>
        </draw:frame>
        <draw:frame draw:style-name="gr14" draw:text-style-name="P6" draw:layer="layout" svg:width="2.013cm" svg:height="0.962cm" svg:x="2.54cm" svg:y="0.562cm">
          <draw:text-box>
            <text:p>index</text:p>
          </draw:text-box>
        </draw:frame>
        <draw:frame draw:style-name="gr15" draw:text-style-name="P6" draw:layer="layout" svg:width="2.54cm" svg:height="1.927cm" svg:x="2.286cm" svg:y="3.302cm">
          <draw:text-box>
            <text:p>Item:</text:p>
          </draw:text-box>
        </draw:frame>
        <draw:frame draw:style-name="gr16" draw:text-style-name="P6" draw:layer="layout" svg:width="3.81cm" svg:height="1.673cm" svg:x="7.112cm" svg:y="3.153cm">
          <draw:text-box>
            <text:p>Amount:</text:p>
          </draw:text-box>
        </draw:frame>
        <draw:custom-shape draw:style-name="gr17" draw:text-style-name="P8" draw:layer="layout" svg:width="4.572cm" svg:height="0.762cm" svg:x="2.54cm" svg:y="5.588cm">
          <text:p text:style-name="P7"><text:span text:style-name="T2">Milk</text:span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1.778cm" svg:height="0.762cm" svg:x="7.366cm" svg:y="5.588cm">
          <text:p text:style-name="P7"><text:span text:style-name="T2">1</text:span></text:p>
          <draw:enhanced-geometry svg:viewBox="0 0 21600 21600" draw:type="rectangle" draw:enhanced-path="M 0 0 L 21600 0 21600 21600 0 21600 0 0 Z N"/>
        </draw:custom-shape>
        <draw:frame draw:style-name="gr16" draw:text-style-name="P6" draw:layer="layout" svg:width="4.318cm" svg:height="1.673cm" svg:x="9.906cm" svg:y="3.153cm">
          <draw:text-box>
            <text:p>Added on:</text:p>
          </draw:text-box>
        </draw:frame>
        <draw:custom-shape draw:style-name="gr19" draw:text-style-name="P8" draw:layer="layout" svg:width="5.842cm" svg:height="0.762cm" svg:x="9.906cm" svg:y="5.588cm">
          <text:p text:style-name="P7"><text:span text:style-name="T2">2024-02-11 20:00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4.572cm" svg:height="0.762cm" svg:x="2.54cm" svg:y="4.57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.572cm" svg:height="0.762cm" svg:x="2.54cm" svg:y="4.572cm">
          <text:p text:style-name="P1">Coffee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1.778cm" svg:height="0.762cm" svg:x="7.366cm" svg:y="4.57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5.842cm" svg:height="0.762cm" svg:x="9.906cm" svg:y="4.572cm">
          <text:p text:style-name="P1">2024-02-16 23:00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0.762cm" svg:x="17.018cm" svg:y="5.588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0.762cm" svg:x="17.018cm" svg:y="4.572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0.762cm" svg:height="0.762cm" svg:x="16.002cm" svg:y="4.57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762cm" svg:height="0.762cm" svg:x="16.002cm" svg:y="5.588cm">
          <text:p text:style-name="P1">x</text:p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2.686cm" svg:height="0.962cm" svg:x="15.602cm" svg:y="3.048cm">
          <draw:text-box>
            <text:p>Bought:</text:p>
          </draw:text-box>
        </draw:frame>
        <draw:frame draw:style-name="gr14" draw:text-style-name="P11" draw:layer="layout" svg:width="4.054cm" svg:height="0.962cm" svg:x="17.028cm" svg:y="0.562cm">
          <draw:text-box>
            <text:p text:style-name="P10"><text:span text:style-name="T1">shoppingList</text:span></text:p>
          </draw:text-box>
        </draw:frame>
        <draw:frame draw:style-name="gr14" draw:text-style-name="P11" draw:layer="layout" svg:width="2.686cm" svg:height="0.962cm" svg:x="-0.4cm" svg:y="4.372cm">
          <draw:text-box>
            <text:p text:style-name="P10"><text:span text:style-name="T1">itemList</text:span></text:p>
          </draw:text-box>
        </draw:frame>
        <draw:frame draw:style-name="gr14" draw:text-style-name="P11" draw:layer="layout" svg:width="4.058cm" svg:height="0.962cm" svg:x="19.564cm" svg:y="5.483cm">
          <draw:text-box>
            <text:p text:style-name="P10"><text:span text:style-name="T1">deleteButton</text:span></text:p>
          </draw:text-box>
        </draw:frame>
        <draw:frame draw:style-name="gr24" draw:text-style-name="P11" draw:layer="layout" svg:width="5.252cm" svg:height="0.962cm" svg:x="15.748cm" svg:y="6.658cm">
          <draw:text-box>
            <text:p text:style-name="P10"><text:span text:style-name="T1">boughtCheckbox</text:span></text:p>
          </draw:text-box>
        </draw:frame>
        <draw:frame draw:style-name="gr14" draw:text-style-name="P11" draw:layer="layout" svg:width="3.072cm" svg:height="0.962cm" svg:x="2.648cm" svg:y="6.404cm">
          <draw:text-box>
            <text:p text:style-name="P10"><text:span text:style-name="T1">itemField</text:span></text:p>
          </draw:text-box>
        </draw:frame>
        <draw:frame draw:style-name="gr14" draw:text-style-name="P11" draw:layer="layout" svg:width="3.986cm" svg:height="0.962cm" svg:x="6.682cm" svg:y="6.604cm">
          <draw:text-box>
            <text:p text:style-name="P10"><text:span text:style-name="T1">amountField</text:span></text:p>
          </draw:text-box>
        </draw:frame>
        <draw:frame draw:style-name="gr14" draw:text-style-name="P11" draw:layer="layout" svg:width="5.286cm" svg:height="0.962cm" svg:x="10.414cm" svg:y="6.658cm">
          <draw:text-box>
            <text:p text:style-name="P10"><text:span text:style-name="T1">ddateAddedFiel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5" draw:text-style-name="P1" draw:layer="layout" svg:width="10.922cm" svg:height="11.938cm" svg:x="1.524cm" svg:y="2.5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9.144cm" svg:height="6.35cm" svg:x="1.778cm" svg:y="2.794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3.177cm" svg:height="0.962cm" svg:x="1.649cm" svg:y="1.27cm">
          <draw:text-box>
            <text:p>Add_item</text:p>
          </draw:text-box>
        </draw:frame>
        <draw:frame draw:style-name="gr13" draw:text-style-name="P6" draw:layer="layout" svg:width="4.572cm" svg:height="0.962cm" svg:x="2.032cm" svg:y="3.102cm">
          <draw:text-box>
            <text:p>Add item:</text:p>
          </draw:text-box>
        </draw:frame>
        <draw:custom-shape draw:style-name="gr27" draw:text-style-name="P9" draw:layer="layout" svg:width="6.858cm" svg:height="0.762cm" svg:x="2.032cm" svg:y="4.064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2.864cm" svg:height="0.962cm" svg:x="1.962cm" svg:y="5.134cm">
          <draw:text-box>
            <text:p>Amount:</text:p>
          </draw:text-box>
        </draw:frame>
        <draw:custom-shape draw:style-name="gr27" draw:text-style-name="P9" draw:layer="layout" svg:width="6.858cm" svg:height="0.762cm" svg:x="1.962cm" svg:y="6.09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1.524cm" svg:height="1.016cm" svg:x="2.032cm" svg:y="7.366cm">
          <text:p text:style-name="P1">Ok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4.151cm" svg:height="0.962cm" svg:x="8.89cm" svg:y="1.778cm">
          <draw:text-box>
            <text:p text:style-name="P10"><text:span text:style-name="T1">addItemView</text:span></text:p>
          </draw:text-box>
        </draw:frame>
        <draw:frame draw:style-name="gr14" draw:text-style-name="P11" draw:layer="layout" svg:width="2.792cm" svg:height="0.962cm" svg:x="7.874cm" svg:y="9.198cm">
          <draw:text-box>
            <text:p text:style-name="P10"><text:span text:style-name="T1">addItem</text:span></text:p>
          </draw:text-box>
        </draw:frame>
        <draw:frame draw:style-name="gr14" draw:text-style-name="P11" draw:layer="layout" svg:width="3.004cm" svg:height="0.962cm" svg:x="1.822cm" svg:y="8.182cm">
          <draw:text-box>
            <text:p text:style-name="P10"><text:span text:style-name="T1">okButton</text:span></text:p>
          </draw:text-box>
        </draw:frame>
        <draw:frame draw:style-name="gr14" draw:text-style-name="P11" draw:layer="layout" svg:width="3.986cm" svg:height="0.962cm" svg:x="4.108cm" svg:y="6.858cm">
          <draw:text-box>
            <text:p text:style-name="P10"><text:span text:style-name="T1">amountField</text:span></text:p>
          </draw:text-box>
        </draw:frame>
        <draw:frame draw:style-name="gr14" draw:text-style-name="P11" draw:layer="layout" svg:width="3.072cm" svg:height="0.962cm" svg:x="4.572cm" svg:y="4.826cm">
          <draw:text-box>
            <text:p text:style-name="P10"><text:span text:style-name="T1">itemField</text:span></text:p>
          </draw:text-box>
        </draw:frame>
        <presentation:notes draw:style-name="dp1">
          <draw:page-thumbnail draw:style-name="gr9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1T22:51:45.969998110</meta:creation-date>
    <dc:date>2024-02-16T23:14:45.025360766</dc:date>
    <meta:editing-duration>PT54M27S</meta:editing-duration>
    <meta:editing-cycles>5</meta:editing-cycles>
    <meta:generator>LibreOffice/6.4.7.2$Linux_X86_64 LibreOffice_project/40$Build-2</meta:generator>
    <meta:document-statistic meta:object-count="82"/>
  </office:meta>
</office:document-meta>
</file>